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3" style:family="table-cell" style:parent-style-name="Default" style:data-style-name="N0"/>
    <style:style style:name="ce4" style:family="table-cell" style:parent-style-name="Default" style:data-style-name="N100"/>
    <style:style style:name="ce5"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31"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table:table-cell office:value-type="string">
            <text:p>29 – 33 sum</text:p>
          </table:table-cell>
          <table:table-cell office:value-type="string">
            <text:p>12 – 33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number-columns-repeated="3"/>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number-columns-repeated="2"/>
          <table:table-cell table:formula="of:=SUM([.N3:.AI3])" office:value-type="float" office:value="1833">
            <text:p>1833</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table:table-cell table:number-columns-repeated="3"/>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table:table-cell/>
          <table:table-cell table:formula="of:=[.AI6]-[.AE6]" office:value-type="float" office:value="1978240">
            <text:p>1978240</text:p>
          </table:table-cell>
          <table:table-cell table:formula="of:=[.AI6]-[.N6]" office:value-type="float" office:value="6131182">
            <text:p>6131182</text:p>
          </table:table-cell>
        </table:table-row>
        <table:table-row table:style-name="ro1">
          <table:table-cell table:number-columns-repeated="43"/>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table:number-columns-repeated="3"/>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table:number-columns-repeated="3"/>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table:number-columns-repeated="3"/>
        </table:table-row>
        <table:table-row table:style-name="ro1">
          <table:table-cell table:number-columns-repeated="43"/>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table:number-columns-repeated="5"/>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26">
            <text:p>226</text:p>
          </table:table-cell>
          <table:table-cell office:value-type="float" office:value="195">
            <text:p>195</text:p>
          </table:table-cell>
          <table:table-cell office:value-type="float" office:value="184">
            <text:p>184</text:p>
          </table:table-cell>
          <table:table-cell table:number-columns-repeated="6"/>
        </table:table-row>
        <table:table-row table:style-name="ro1" table:number-rows-repeated="2">
          <table:table-cell table:number-columns-repeated="43"/>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table-cell table:formula="of:=[.AP16]/24" office:value-type="float" office:value="5.50927010148322">
            <text:p>5.51</text:p>
          </table:table-cell>
          <table:table-cell table:formula="of:=[.AQ16]/24" office:value-type="float" office:value="3.92725950172759">
            <text:p>3.93</text:p>
          </table:table-cell>
        </table:table-row>
        <table:table-row table:style-name="ro1">
          <table:table-cell table:number-columns-repeated="43"/>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5"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00">
            <text:p>-100</text:p>
          </table:table-cell>
          <table:table-cell table:number-columns-repeated="3"/>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100">
            <text:p>-100</text:p>
          </table:table-cell>
          <table:table-cell table:number-columns-repeated="3"/>
        </table:table-row>
        <table:table-row table:style-name="ro1">
          <table:table-cell table:number-columns-repeated="43"/>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table-cell table:formula="of:=[.AP22]/24" office:value-type="float" office:value="483.045277127244">
            <text:p>483.05</text:p>
          </table:table-cell>
          <table:table-cell table:formula="of:=[.AQ22]/24" office:value-type="float" office:value="289.404482633206">
            <text:p>289.4</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table:table-cell table:style-name="Default"/>
          <table:table-cell table:number-columns-repeated="2"/>
          <table:table-cell table:formula="of:=[.B36]-[.$B$2]" office:value-type="float" office:value="-40149">
            <text:p>-40149</text:p>
          </table:table-cell>
          <table:table-cell table:formula="of:=[.B36]-[$'2.6.11'.$B$2]" office:value-type="float" office:value="-38413">
            <text:p>-38413</text:p>
          </table:table-cell>
          <table:table-cell table:formula="of:=SUM([.$C$2:.C36])" office:value-type="float" office:value="2490">
            <text:p>2490</text:p>
          </table:table-cell>
        </table:table-row>
        <table:table-row table:style-name="ro1">
          <table:table-cell/>
          <table:table-cell table:style-name="Default"/>
          <table:table-cell table:number-columns-repeated="2"/>
          <table:table-cell table:formula="of:=[.B37]-[.$B$2]" office:value-type="float" office:value="-40149">
            <text:p>-40149</text:p>
          </table:table-cell>
          <table:table-cell table:formula="of:=[.B37]-[$'2.6.11'.$B$2]" office:value-type="float" office:value="-38413">
            <text:p>-38413</text:p>
          </table:table-cell>
          <table:table-cell table:formula="of:=SUM([.$C$2:.C37])" office:value-type="float" office:value="2490">
            <text:p>2490</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table:table-cell table:style-name="Default"/>
          <table:table-cell table:number-columns-repeated="2"/>
          <table:table-cell table:formula="of:=[.B10]-[.$B$2]" office:value-type="float" office:value="-40391">
            <text:p>-40391</text:p>
          </table:table-cell>
          <table:table-cell table:formula="of:=[.B10]-[$'2.6.11'.$B$2]" office:value-type="float" office:value="-38413">
            <text:p>-38413</text:p>
          </table:table-cell>
          <table:table-cell table:formula="of:=SUM([.$C$2:.C10])" office:value-type="float" office:value="437">
            <text:p>437</text:p>
          </table:table-cell>
        </table:table-row>
        <table:table-row table:style-name="ro1">
          <table:table-cell/>
          <table:table-cell table:style-name="Default"/>
          <table:table-cell table:number-columns-repeated="2"/>
          <table:table-cell table:formula="of:=[.B11]-[.$B$2]" office:value-type="float" office:value="-40391">
            <text:p>-40391</text:p>
          </table:table-cell>
          <table:table-cell table:formula="of:=[.B11]-[$'2.6.11'.$B$2]" office:value-type="float" office:value="-38413">
            <text:p>-38413</text:p>
          </table:table-cell>
          <table:table-cell table:formula="of:=SUM([.$C$2:.C11])" office:value-type="float" office:value="437">
            <text:p>437</text:p>
          </table:table-cell>
        </table:table-row>
        <table:table-row table:style-name="ro1">
          <table:table-cell/>
          <table:table-cell table:style-name="Default"/>
          <table:table-cell table:number-columns-repeated="2"/>
          <table:table-cell table:formula="of:=[.B12]-[.$B$2]" office:value-type="float" office:value="-40391">
            <text:p>-40391</text:p>
          </table:table-cell>
          <table:table-cell table:formula="of:=[.B12]-[$'2.6.11'.$B$2]" office:value-type="float" office:value="-38413">
            <text:p>-38413</text:p>
          </table:table-cell>
          <table:table-cell table:formula="of:=SUM([.$C$2:.C12])" office:value-type="float" office:value="437">
            <text:p>437</text:p>
          </table:table-cell>
        </table:table-row>
      </table:table>
      <table:table table:name="2.6.36" table:style-name="ta1" table:print="false">
        <office:forms form:automatic-focus="false" form:apply-design-mode="false"/>
        <table:table-column table:style-name="co3" table:number-columns-repeated="7" table:default-cell-style-name="Default"/>
        <table:table-row table:style-name="ro1">
          <table:table-cell office:value-type="string">
            <text:p>release</text:p>
          </table:table-cell>
          <table:table-cell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style-name="ce1"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table:style-name="ce1"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table:style-name="ce1"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table:table-cell/>
          <table:table-cell table:number-columns-repeated="2"/>
          <table:table-cell table:formula="of:=[.B5]-[.$B$2]" office:value-type="float" office:value="-40471">
            <text:p>-40471</text:p>
          </table:table-cell>
          <table:table-cell table:formula="of:=[.B5]-[$'2.6.11'.$B$2]" office:value-type="float" office:value="-38413">
            <text:p>-38413</text:p>
          </table:table-cell>
          <table:table-cell table:formula="of:=SUM([.$C$2:.C5])" office:value-type="float" office:value="357">
            <text:p>357</text:p>
          </table:table-cell>
        </table:table-row>
        <table:table-row table:style-name="ro1">
          <table:table-cell/>
          <table:table-cell/>
          <table:table-cell table:number-columns-repeated="2"/>
          <table:table-cell table:formula="of:=[.B6]-[.$B$2]" office:value-type="float" office:value="-40471">
            <text:p>-40471</text:p>
          </table:table-cell>
          <table:table-cell table:formula="of:=[.B6]-[$'2.6.11'.$B$2]" office:value-type="float" office:value="-38413">
            <text:p>-38413</text:p>
          </table:table-cell>
          <table:table-cell table:formula="of:=SUM([.$C$2:.C6])" office:value-type="float" office:value="357">
            <text:p>357</text:p>
          </table:table-cell>
        </table:table-row>
        <table:table-row table:style-name="ro1">
          <table:table-cell/>
          <table:table-cell/>
          <table:table-cell table:number-columns-repeated="2"/>
          <table:table-cell table:formula="of:=[.B7]-[.$B$2]" office:value-type="float" office:value="-40471">
            <text:p>-40471</text:p>
          </table:table-cell>
          <table:table-cell table:formula="of:=[.B7]-[$'2.6.11'.$B$2]" office:value-type="float" office:value="-38413">
            <text:p>-38413</text:p>
          </table:table-cell>
          <table:table-cell table:formula="of:=SUM([.$C$2:.C7])" office:value-type="float" office:value="357">
            <text:p>357</text:p>
          </table:table-cell>
        </table:table-row>
        <table:table-row table:style-name="ro1">
          <table:table-cell/>
          <table:table-cell/>
          <table:table-cell table:number-columns-repeated="2"/>
          <table:table-cell table:formula="of:=[.B8]-[.$B$2]" office:value-type="float" office:value="-40471">
            <text:p>-40471</text:p>
          </table:table-cell>
          <table:table-cell table:formula="of:=[.B8]-[$'2.6.11'.$B$2]" office:value-type="float" office:value="-38413">
            <text:p>-38413</text:p>
          </table:table-cell>
          <table:table-cell table:formula="of:=SUM([.$C$2:.C8])" office:value-type="float" office:value="357">
            <text:p>357</text:p>
          </table:table-cell>
        </table:table-row>
        <table:table-row table:style-name="ro1">
          <table:table-cell/>
          <table:table-cell/>
          <table:table-cell table:number-columns-repeated="2"/>
          <table:table-cell table:formula="of:=[.B9]-[.$B$2]" office:value-type="float" office:value="-40471">
            <text:p>-40471</text:p>
          </table:table-cell>
          <table:table-cell table:formula="of:=[.B9]-[$'2.6.11'.$B$2]" office:value-type="float" office:value="-38413">
            <text:p>-38413</text:p>
          </table:table-cell>
          <table:table-cell table:formula="of:=SUM([.$C$2:.C9])" office:value-type="float" office:value="357">
            <text:p>357</text:p>
          </table:table-cell>
        </table:table-row>
        <table:table-row table:style-name="ro1">
          <table:table-cell/>
          <table:table-cell/>
          <table:table-cell table:number-columns-repeated="2"/>
          <table:table-cell table:formula="of:=[.B10]-[.$B$2]" office:value-type="float" office:value="-40471">
            <text:p>-40471</text:p>
          </table:table-cell>
          <table:table-cell table:formula="of:=[.B10]-[$'2.6.11'.$B$2]" office:value-type="float" office:value="-38413">
            <text:p>-38413</text:p>
          </table:table-cell>
          <table:table-cell table:formula="of:=SUM([.$C$2:.C10])" office:value-type="float" office:value="357">
            <text:p>357</text:p>
          </table:table-cell>
        </table:table-row>
      </table:table>
      <table:table table:name="2.6.37" table:style-name="ta1" table:print="false">
        <office:forms form:automatic-focus="false" form:apply-design-mode="false"/>
        <table:table-column table:style-name="co3" table:number-columns-repeated="7" table:default-cell-style-name="Default"/>
        <table:table-row table:style-name="ro1">
          <table:table-cell office:value-type="string">
            <text:p>release</text:p>
          </table:table-cell>
          <table:table-cell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style-name="ce1"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table:style-name="ce1"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table:style-name="ce1"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table:style-name="ce1"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table:style-name="ce1"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table:table-cell/>
          <table:table-cell table:number-columns-repeated="2"/>
          <table:table-cell table:formula="of:=[.B7]-[.$B$2]" office:value-type="float" office:value="-40547">
            <text:p>-40547</text:p>
          </table:table-cell>
          <table:table-cell table:formula="of:=[.B7]-[$'2.6.11'.$B$2]" office:value-type="float" office:value="-38413">
            <text:p>-38413</text:p>
          </table:table-cell>
          <table:table-cell table:formula="of:=SUM([.$C$2:.C7])" office:value-type="float" office:value="450">
            <text:p>450</text:p>
          </table:table-cell>
        </table:table-row>
        <table:table-row table:style-name="ro1">
          <table:table-cell/>
          <table:table-cell/>
          <table:table-cell table:number-columns-repeated="2"/>
          <table:table-cell table:formula="of:=[.B8]-[.$B$2]" office:value-type="float" office:value="-40547">
            <text:p>-40547</text:p>
          </table:table-cell>
          <table:table-cell table:formula="of:=[.B8]-[$'2.6.11'.$B$2]" office:value-type="float" office:value="-38413">
            <text:p>-38413</text:p>
          </table:table-cell>
          <table:table-cell table:formula="of:=SUM([.$C$2:.C8])" office:value-type="float" office:value="450">
            <text:p>450</text:p>
          </table:table-cell>
        </table:table-row>
        <table:table-row table:style-name="ro1">
          <table:table-cell/>
          <table:table-cell/>
          <table:table-cell table:number-columns-repeated="2"/>
          <table:table-cell table:formula="of:=[.B9]-[.$B$2]" office:value-type="float" office:value="-40547">
            <text:p>-40547</text:p>
          </table:table-cell>
          <table:table-cell table:formula="of:=[.B9]-[$'2.6.11'.$B$2]" office:value-type="float" office:value="-38413">
            <text:p>-38413</text:p>
          </table:table-cell>
          <table:table-cell table:formula="of:=SUM([.$C$2:.C9])" office:value-type="float" office:value="450">
            <text:p>450</text:p>
          </table:table-cell>
        </table:table-row>
        <table:table-row table:style-name="ro1">
          <table:table-cell/>
          <table:table-cell/>
          <table:table-cell table:number-columns-repeated="2"/>
          <table:table-cell table:formula="of:=[.B10]-[.$B$2]" office:value-type="float" office:value="-40547">
            <text:p>-40547</text:p>
          </table:table-cell>
          <table:table-cell table:formula="of:=[.B10]-[$'2.6.11'.$B$2]" office:value-type="float" office:value="-38413">
            <text:p>-38413</text:p>
          </table:table-cell>
          <table:table-cell table:formula="of:=SUM([.$C$2:.C10])" office:value-type="float" office:value="450">
            <text:p>450</text:p>
          </table:table-cell>
        </table:table-row>
      </table:table>
      <table:table table:name="2.6.3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table:table-cell/>
          <table:table-cell table:number-columns-repeated="2"/>
          <table:table-cell table:formula="of:=[.B3]-[.$B$2]" office:value-type="float" office:value="-40616">
            <text:p>-40616</text:p>
          </table:table-cell>
          <table:table-cell table:formula="of:=[.B3]-[$'2.6.11'.$B$2]" office:value-type="float" office:value="-38413">
            <text:p>-38413</text:p>
          </table:table-cell>
          <table:table-cell table:formula="of:=SUM([.$C$2:.C3])" office:value-type="float" office:value="0">
            <text:p>0</text:p>
          </table:table-cell>
        </table:table-row>
        <table:table-row table:style-name="ro1">
          <table:table-cell/>
          <table:table-cell/>
          <table:table-cell table:number-columns-repeated="2"/>
          <table:table-cell table:formula="of:=[.B4]-[.$B$2]" office:value-type="float" office:value="-40616">
            <text:p>-40616</text:p>
          </table:table-cell>
          <table:table-cell table:formula="of:=[.B4]-[$'2.6.11'.$B$2]" office:value-type="float" office:value="-38413">
            <text:p>-38413</text:p>
          </table:table-cell>
          <table:table-cell table:formula="of:=SUM([.$C$2:.C4])" office:value-type="float" office:value="0">
            <text:p>0</text:p>
          </table:table-cell>
        </table:table-row>
        <table:table-row table:style-name="ro1">
          <table:table-cell/>
          <table:table-cell/>
          <table:table-cell table:number-columns-repeated="2"/>
          <table:table-cell table:formula="of:=[.B5]-[.$B$2]" office:value-type="float" office:value="-40616">
            <text:p>-40616</text:p>
          </table:table-cell>
          <table:table-cell table:formula="of:=[.B5]-[$'2.6.11'.$B$2]" office:value-type="float" office:value="-38413">
            <text:p>-38413</text:p>
          </table:table-cell>
          <table:table-cell table:formula="of:=SUM([.$C$2:.C5])" office:value-type="float" office:value="0">
            <text:p>0</text:p>
          </table:table-cell>
        </table:table-row>
        <table:table-row table:style-name="ro1">
          <table:table-cell/>
          <table:table-cell/>
          <table:table-cell table:number-columns-repeated="2"/>
          <table:table-cell table:formula="of:=[.B6]-[.$B$2]" office:value-type="float" office:value="-40616">
            <text:p>-40616</text:p>
          </table:table-cell>
          <table:table-cell table:formula="of:=[.B6]-[$'2.6.11'.$B$2]" office:value-type="float" office:value="-38413">
            <text:p>-38413</text:p>
          </table:table-cell>
          <table:table-cell table:formula="of:=SUM([.$C$2:.C6])" office:value-type="float" office:value="0">
            <text:p>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5">03/15/2011</text:date>, <text:time>16:16: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41</meta:editing-cycles>
    <meta:editing-duration>PT2H25M53S</meta:editing-duration>
    <dc:date>2011-03-15T16:16:45</dc:date>
    <dc:creator>Greg KH</dc:creator>
    <meta:document-statistic meta:table-count="29" meta:cell-count="3447" meta:object-count="0"/>
    <meta:user-defined meta:name="Info 1"/>
    <meta:user-defined meta:name="Info 2"/>
    <meta:user-defined meta:name="Info 3"/>
    <meta:user-defined meta:name="Info 4"/>
  </office:meta>
</office:document-meta>
</file>